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Footnote">
      <style:text-properties officeooo:paragraph-rsid="0faa1a72" fo:background-color="transparent"/>
    </style:style>
    <style:style style:name="P86" style:family="paragraph" style:parent-style-name="Standard">
      <style:text-properties officeooo:paragraph-rsid="0fb13a96"/>
    </style:style>
    <style:style style:name="P87" style:family="paragraph" style:parent-style-name="Standard">
      <style:text-properties officeooo:paragraph-rsid="0fc8e1b1"/>
    </style:style>
    <style:style style:name="P88" style:family="paragraph" style:parent-style-name="Footnote">
      <style:text-properties officeooo:paragraph-rsid="0fd38088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Mono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font-size="8pt" style:font-size-asian="8pt" style:font-size-complex="8pt" loext:padding="0.049cm" loext:border="0.31pt solid #000000"/>
    </style:style>
    <style:style style:name="T25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language="en" fo:country="GB"/>
    </style:style>
    <style:style style:name="T255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language="en" fo:country="GB" officeooo:rsid="0f28d107"/>
    </style:style>
    <style:style style:name="T257" style:family="text">
      <style:text-properties officeooo:rsid="0f981b1c"/>
    </style:style>
    <style:style style:name="T258" style:family="text">
      <style:text-properties officeooo:rsid="0faa7573"/>
    </style:style>
    <style:style style:name="T259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9"><text:span text:style-name="Strong_20_Emphasis"><text:span text:style-name="T127">Checklist for installing </text:span></text:span><text:span text:style-name="Strong_20_Emphasis"><text:span text:style-name="T127"><text:user-field-get text:name="Distro">Ubuntu</text:user-field-get></text:span></text:span><text:span text:style-name="Strong_20_Emphasis"><text:span text:style-name="T127"><text:s/></text:span></text:span><text:span text:style-name="Strong_20_Emphasis"><text:span text:style-name="T128"><text:user-field-get text:name="Version">22.04</text:user-field-get></text:span></text:span><text:span text:style-name="Strong_20_Emphasis"><text:span text:style-name="T128"><text:s/></text:span></text:span><text:span text:style-name="Strong_20_Emphasis"><text:span text:style-name="T133">LTS</text:span></text:span><text:span text:style-name="Strong_20_Emphasis"><text:span text:style-name="T129"><text:note text:id="ftn1" text:note-class="footnote"><text:note-citation>1</text:note-citation><text:note-body><text:p text:style-name="P83"><text:span text:style-name="T170">LTS stands for Long-Term Support, and this April </text:span><text:span text:style-name="Strong_20_Emphasis"><text:span text:style-name="T90"><text:user-field-get style:data-style-name="N0" text:name="Releaseyear">2022</text:user-field-get></text:span></text:span><text:span text:style-name="T172"><text:s/></text:span><text:span text:style-name="Strong_20_Emphasis"><text:span text:style-name="T175"><text:user-field-get text:name="Distro">Ubuntu</text:user-field-get></text:span></text:span><text:span text:style-name="T171"><text:s/></text:span><text:span text:style-name="T176"><text:user-field-get text:name="Version">22.04</text:user-field-get></text:span><text:span text:style-name="T176"><text:s/></text:span><text:span text:style-name="T177">LTS</text:span><text:span text:style-name="T176"> </text:span><text:span text:style-name="Strong_20_Emphasis"><text:span text:style-name="T101"><text:user-field-get text:name="Edition">Desktop</text:user-field-get></text:span></text:span><text:span text:style-name="T170"><text:s/>(codenamed </text:span><text:span text:style-name="T174">j</text:span><text:span text:style-name="T170">ammy) will be </text:span><text:span text:style-name="T173">supported</text:span><text:span text:style-name="T170"> for five years until April 2027.</text:span></text:p></text:note-body></text:note></text:span></text:span><text:span text:style-name="Strong_20_Emphasis"><text:span text:style-name="T130"> </text:span></text:span><text:span text:style-name="Strong_20_Emphasis"><text:span text:style-name="T131"><text:user-field-get text:name="Edition">Desktop</text:user-field-get></text:span></text:span><text:span text:style-name="Strong_20_Emphasis"><text:span text:style-name="T132">.</text:span></text:span></text:p>
      <text:p text:style-name="P20"/>
      <text:p text:style-name="P10"><text:span text:style-name="T149">Fill in the </text:span><text:span text:style-name="Strong_20_Emphasis"><text:span text:style-name="T58">text box</text:span></text:span><text:span text:style-name="T149"> behind the </text:span><text:span text:style-name="T158">underlined</text:span><text:span text:style-name="T150"> </text:span><text:span text:style-name="T149">words, see [explanation]:</text:span></text:p>
      <text:p text:style-name="P8"><text:span text:style-name="Definition"><text:span text:style-name="T255">user</text:span></text:span><text:span text:style-name="T209"><text:tab/><text:tab/></text:span><text:span text:style-name="T219"> <text:tab/><text:tab/><text:tab/></text:span><text:span text:style-name="T210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10"><text:tab/></text:span><text:span text:style-name="T211">[</text:span><text:span text:style-name="T212">full </text:span><text:span text:style-name="T220">na</text:span><text:span text:style-name="T222">me,</text:span><text:span text:style-name="T220"> </text:span><text:span text:style-name="T222">e.g.</text:span><text:span text:style-name="T220"> </text:span><text:span text:style-name="T221">J</text:span><text:span text:style-name="T226">a</text:span><text:span text:style-name="T221">n </text:span><text:span text:style-name="T226">Jansen</text:span><text:span text:style-name="T227">]</text:span></text:p>
      <text:p text:style-name="P60"><text:span text:style-name="Definition"><text:span text:style-name="T225">USER</text:span></text:span><text:span text:style-name="Definition"><text:span text:style-name="T254">na</text:span></text:span><text:span text:style-name="Definition"><text:span text:style-name="T256">me</text:span></text:span><text:span text:style-name="T224"><text:tab/><text:tab/><text:tab/></text:span><text:span text:style-name="T224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2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0">j</text:span><text:span text:style-name="T141">a</text:span><text:span text:style-name="T140">n</text:span><text:span text:style-name="T142">]</text:span></text:p>
      <text:p text:style-name="P7"><text:span text:style-name="Definition"><text:span text:style-name="T254">COMPUTERNA</text:span></text:span><text:span text:style-name="Definition"><text:span text:style-name="T256">me</text:span></text:span><text:span text:style-name="T228"><text:tab/></text:span><text:span text:style-name="T254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54"><text:tab/></text:span><text:span text:style-name="T229">[</text:span><text:span text:style-name="T230">na</text:span><text:span text:style-name="T234">me of the</text:span><text:span text:style-name="T230"> compute</text:span><text:span text:style-name="T231">r, </text:span><text:span text:style-name="T234">e.g.</text:span><text:span text:style-name="T232"> </text:span><text:span text:style-name="T233">pc02</text:span><text:span text:style-name="T229">]</text:span></text:p>
      <text:p text:style-name="P11"><text:span text:style-name="Definition"><text:span text:style-name="T236">USER</text:span></text:span><text:span text:style-name="T235"><text:tab/><text:tab/></text:span><text:span text:style-name="T219"> <text:tab/><text:tab/><text:tab/></text:span><text:span text:style-name="T210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10"><text:tab/></text:span><text:span text:style-name="T211">[</text:span><text:span text:style-name="T213">full </text:span><text:span text:style-name="T214">na</text:span><text:span text:style-name="T215">me</text:span><text:span text:style-name="T214"> possibly </text:span><text:span text:style-name="T216">addit</text:span><text:span text:style-name="T218">i</text:span><text:span text:style-name="T216">onal </text:span><text:span text:style-name="T217">user</text:span><text:span text:style-name="T223">]</text:span></text:p>
      <text:p text:style-name="P86"><text:span text:style-name="Definition"><text:span text:style-name="T236">USERN</text:span></text:span><text:span text:style-name="Definition"><text:span text:style-name="T237">a</text:span></text:span><text:span text:style-name="Definition"><text:span text:style-name="T238">me</text:span></text:span><text:span text:style-name="Definition"><text:span text:style-name="T242"><text:tab/><text:tab/><text:tab/></text:span></text:span><text:span text:style-name="T224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24"><text:tab/></text:span><text:span text:style-name="T240">[</text:span><text:span text:style-name="T241">user</text:span><text:span text:style-name="T239"> </text:span><text:span text:style-name="T244">na</text:span><text:span text:style-name="T245">me</text:span><text:span text:style-name="T244"> possibly </text:span><text:span text:style-name="T246">addit</text:span><text:span text:style-name="T248">i</text:span><text:span text:style-name="T246">onal </text:span><text:span text:style-name="T247">user</text:span><text:span text:style-name="T243">]</text:span></text:p>
      <text:p text:style-name="P9"><text:span text:style-name="T143">Replace the </text:span><text:span text:style-name="T157">underlined</text:span><text:span text:style-name="T143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43">.</text:span></text:p>
      <text:p text:style-name="P46"/>
      <text:p text:style-name="P46"/>
      <text:p text:style-name="P6"><text:span text:style-name="T153">Not yet on Linux?</text:span><text:span text:style-name="T144"><text:tab/></text:span><text:span text:style-name="T151"><text:tab/></text:span><text:span text:style-name="T152">Use</text:span><text:span text:style-name="T145"> </text:span><text:span text:style-name="Strong_20_Emphasis"><text:span text:style-name="T155">Checklist </text:span></text:span><text:span text:style-name="Strong_20_Emphasis"><text:span text:style-name="T156">transfer</text:span></text:span><text:span text:style-name="T145"> o</text:span><text:span text:style-name="T148">n</text:span><text:span text:style-name="T14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6"> </text:span><text:span text:style-name="T148">u</text:span><text:span text:style-name="T146">nder </text:span><text:span text:style-name="T154">Linux</text:span><text:span text:style-name="T147">.</text:span></text:p>
      <text:p text:style-name="P44"><text:span text:style-name="T178">New installation?</text:span><text:span text:style-name="T180"><text:tab/></text:span><text:span text:style-name="T182"></text:span><text:span text:style-name="T183"><text:tab/>Start at chapter</text:span><text:span text:style-name="T180"> </text:span><text:span text:style-name="T178"><text:bookmark-ref text:reference-format="page" text:ref-name="__RefNumPara__4009_1271708128">2</text:bookmark-ref></text:span><text:span text:style-name="T180"><text:s text:c="2"/></text:span><text:span text:style-name="T179"><text:bookmark-ref text:reference-format="text" text:ref-name="__RefNumPara__4009_1271708128">Perform installation</text:bookmark-ref></text:span><text:span text:style-name="T181">.</text:span></text:p>
      <text:p text:style-name="P27"/>
      <text:p text:style-name="P27"/>
      <text:list xml:id="list1157414834" text:style-name="L1">
        <text:list-item>
          <text:p text:style-name="P91"><text:bookmark-start text:name="__RefNumPara__4083_1271708128"/>Prepar<text:span text:style-name="T257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60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3">Login any additional </text:span></text:span><text:span text:style-name="Definition"><text:span text:style-name="T253">USER</text:span></text:span><text:span text:style-name="User_20_Entry"><text:span text:style-name="T97">s</text:span></text:span><text:span text:style-name="User_20_Entry"><text:span text:style-name="T100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125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7"> </text:span></text:span><text:span text:style-name="Strong_20_Emphasis"><text:span text:style-name="T126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1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125">Super</text:span></text:span><text:span text:style-name="Strong_20_Emphasis"><text:span text:style-name="T32"> key, type </text:span></text:span><text:span text:style-name="Strong_20_Emphasis"><text:span text:style-name="T69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9">Select </text:span></text:span><text:span text:style-name="Strong_20_Emphasis"><text:span text:style-name="T70">1 <text:s/>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</table:table>
      <text:p text:style-name="P16"/>
      <text:list xml:id="list131741802959186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7"><text:span text:style-name="T159">Boot the computer from</text:span><text:span text:style-name="T167"><text:note text:id="ftn5" text:note-class="footnote"><text:note-citation>1</text:note-citation><text:note-body><text:p text:style-name="P85"><text:span text:style-name="T102">Boot menu/Setup via one of the </text:span><text:span text:style-name="T103">f</text:span><text:span text:style-name="T102">requently used keys:</text:span> Esc, Delete, F1, F2, <text:span text:style-name="T258">F9, </text:span>F10, F11, or F12.</text:p></text:note-body></text:note></text:span><text:span text:style-name="T159"> an</text:span><text:span text:style-name="T163"> </text:span><text:span text:style-name="Strong_20_Emphasis"><text:span text:style-name="T136"><text:user-field-get text:name="Distro">Ubuntu</text:user-field-get></text:span></text:span><text:span text:style-name="T166"><text:s/></text:span><text:span text:style-name="T137"><text:user-field-get text:name="Version">22.04</text:user-field-get></text:span><text:span text:style-name="T137"><text:s/></text:span><text:span text:style-name="T138">LTS</text:span><text:span text:style-name="T82"> </text:span><text:span text:style-name="Strong_20_Emphasis"><text:span text:style-name="T85"><text:user-field-get text:name="Edition">Desktop</text:user-field-get></text:span></text:span><text:span text:style-name="Strong_20_Emphasis"><text:span text:style-name="T85"><text:s/></text:span></text:span><text:span text:style-name="Strong_20_Emphasis"><text:span text:style-name="T86">L</text:span></text:span><text:span text:style-name="T82">ive</text:span><text:span text:style-name="T82"><text:note text:id="ftn6" text:note-class="footnote"><text:note-citation>2</text:note-citation><text:note-body><text:p text:style-name="P84"><text:span text:style-name="T17">From a Live USB stick you can boot and work with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17">without modifying any files on the hard drive and also allows installation of </text:span><text:span text:style-name="Strong_20_Emphasis"><text:span text:style-name="T175"><text:user-field-get text:name="Distro">Ubuntu</text:user-field-get></text:span></text:span><text:span text:style-name="Strong_20_Emphasis"><text:span text:style-name="T175">.</text:span></text:span></text:p></text:note-body></text:note></text:span><text:span text:style-name="T159"> USB stick</text:span><text:span text:style-name="T83"><text:note text:id="ftn7" text:note-class="footnote"><text:note-citation>3</text:note-citation><text:note-body><text:p text:style-name="P88"><text:span text:style-name="Strong_20_Emphasis"><text:span text:style-name="T94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49">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96">consecutively </text:span></text:span><text:span text:style-name="Strong_20_Emphasis"><text:span text:style-name="T99">Download</text:span></text:span><text:span text:style-name="Strong_20_Emphasis"><text:span text:style-name="T96"> &gt; </text:span></text:span><text:span text:style-name="Strong_20_Emphasis"><text:span text:style-name="T99">Get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Edition">Desktop</text:user-field-get></text:span></text:span><text:span text:style-name="Strong_20_Emphasis"><text:span text:style-name="T94"><text:s/>&gt; </text:span></text:span><text:span text:style-name="Strong_20_Emphasis"><text:span text:style-name="T99">Download </text:span></text:span><text:span text:style-name="Strong_20_Emphasis"><text:span text:style-name="T98"><text:user-field-get text:name="Version">22.04</text:user-field-get></text:span></text:span><text:span text:style-name="Strong_20_Emphasis"><text:span text:style-name="T98">….</text:span></text:span><text:span text:style-name="Strong_20_Emphasis"><text:span text:style-name="T94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50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9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61">C</text:span><text:span text:style-name="T162">lick</text:span><text:span text:style-name="T161"> </text:span><text:span text:style-name="T165">In</text:span><text:span text:style-name="T164">stall Ubuntu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7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9">At</text:span><text:span text:style-name="T195"> </text:span><text:span text:style-name="T201">Who are you?</text:span><text:span text:style-name="Strong_20_Emphasis"><text:span text:style-name="T192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93">E</text:span></text:span><text:span text:style-name="T195">nter your </text:span><text:span text:style-name="T202">Your n</text:span><text:span text:style-name="T201">ame </text:span><text:span text:style-name="Definition"><text:span text:style-name="T13">USER</text:span></text:span><text:span text:style-name="Strong_20_Emphasis"><text:span text:style-name="T191">, <text:line-break/></text:span></text:span><text:span text:style-name="Strong_20_Emphasis"><text:span text:style-name="T197">Y</text:span></text:span><text:span text:style-name="Strong_20_Emphasis"><text:span text:style-name="T196">our computer</text:span></text:span><text:span text:style-name="Strong_20_Emphasis"><text:span text:style-name="T197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98">Pick</text:span></text:span><text:span text:style-name="Strong_20_Emphasis"><text:span text:style-name="T196"> a username</text:span></text:span><text:span text:style-name="Strong_20_Emphasis"><text:span text:style-name="T190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0">, </text:span></text:span><text:span text:style-name="Strong_20_Emphasis"><text:span text:style-name="T194">and</text:span></text:span><text:span text:style-name="Strong_20_Emphasis"><text:span text:style-name="T190"><text:line-break/></text:span></text:span><text:span text:style-name="Strong_20_Emphasis"><text:span text:style-name="T189">enter a </text:span></text:span><text:span text:style-name="Strong_20_Emphasis"><text:span text:style-name="T200">password</text:span></text:span><text:span text:style-name="Strong_20_Emphasis"><text:span text:style-name="T189"> twice.</text:span></text:span></text:p>
          </table:table-cell>
        </table:table-row>
      </table:table>
      <text:p text:style-name="P47"><text:span text:style-name="Strong_20_Emphasis"><text:span text:style-name="T63"/></text:span></text:p>
      <text:list xml:id="list131740464787358" text:continue-numbering="true" text:style-name="L1">
        <text:list-item>
          <text:p text:style-name="P90"><text:span text:style-name="Strong_20_Emphasis"><text:span text:style-name="T81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8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1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9">Debian-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125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7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7"> </text:span></text:span><text:span text:style-name="Strong_20_Emphasis"><text:span text:style-name="T126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1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125">Super</text:span></text:span><text:span text:style-name="Strong_20_Emphasis"><text:span text:style-name="T43"> key, type </text:span></text:span><text:span text:style-name="Strong_20_Emphasis"><text:span text:style-name="T71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8">3</text:span></text:span><text:span text:style-name="Strong_20_Emphasis"><text:span text:style-name="T77"> <text:s/>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41"/></text:span></text:p>
      <text:p text:style-name="P50"><text:span text:style-name="Strong_20_Emphasis"><text:span text:style-name="T38"/></text:span></text:p>
      <text:list xml:id="list131740984117244" text:continue-numbering="true" text:style-name="L1">
        <text:list-item>
          <text:p text:style-name="P93"><text:span text:style-name="Strong_20_Emphasis"><text:span text:style-name="T16">P</text:span></text:span><text:span text:style-name="Strong_20_Emphasis"><text:span text:style-name="T203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1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8">Login any additional </text:span></text:span><text:span text:style-name="Definition"><text:span text:style-name="T252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8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1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125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45">, type </text:span></text:span><text:span text:style-name="Strong_20_Emphasis"><text:span text:style-name="T72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8">4 <text:s/></text:span></text:span><text:span text:style-name="Strong_20_Emphasis"><text:span text:style-name="T68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8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7">End of checklist,</text:span><text:span text:style-name="T188"> </text:span><text:span text:style-name="Strong_20_Emphasis"><text:span text:style-name="T134"><text:user-field-get text:name="Distro">Ubuntu</text:user-field-get></text:span></text:span><text:span text:style-name="T186"><text:s/></text:span><text:span text:style-name="T184"><text:user-field-get text:name="Version">22.04</text:user-field-get></text:span><text:span text:style-name="T184"><text:s/></text:span><text:span text:style-name="T185">LTS</text:span><text:span text:style-name="Strong_20_Emphasis"><text:span text:style-name="T135"> </text:span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T187">installation is complete.</text:span></text:p>
      <text:p text:style-name="P19"/>
      <text:p text:style-name="P12"><text:span text:style-name="Emphasis"><text:span text:style-name="T206">Written</text:span></text:span><text:span text:style-name="Emphasis"><text:span text:style-name="T204"> </text:span></text:span><text:span text:style-name="Emphasis"><text:span text:style-name="T206">by</text:span></text:span><text:span text:style-name="Emphasis"><text:span text:style-name="T20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5">Karel Zimmer</text:span></text:span></text:a><text:span text:style-name="Emphasis"><text:span text:style-name="T204">, </text:span></text:span><text:a xlink:type="simple" xlink:href="https://creativecommons.org/publicdomain/zero/1.0" text:style-name="Internet_20_link" text:visited-style-name="Visited_20_Internet_20_Link"><text:span text:style-name="Emphasis"><text:span text:style-name="T207">CC0 1.0 Universal</text:span></text:span></text:a><text:span text:style-name="Emphasis"><text:span text:style-name="T204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1-10T13:17:40.126030817">10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10T13:17:39.988005128</dc:date>
    <meta:keyword>Installatie</meta:keyword>
    <meta:keyword>Checklist</meta:keyword>
    <meta:keyword>Linux</meta:keyword>
    <meta:editing-cycles>6813</meta:editing-cycles>
    <meta:editing-duration>P11DT23H51M24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37" meta:character-count="3355" meta:non-whitespace-character-count="2858"/>
    <meta:user-defined meta:name="Info 1"/>
    <meta:user-defined meta:name="Info 2"/>
    <meta:user-defined meta:name="Info 3"/>
    <meta:user-defined meta:name="Info 4"/>
  </office:meta>
</office:document-meta>
</file>